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888cm"/>
    </style:style>
    <style:style style:name="co3" style:family="table-column">
      <style:table-column-properties fo:break-before="auto" style:column-width="3.4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style:direction="ltr" style:vertical-align="automatic"/>
      <style:paragraph-properties fo:text-align="start" fo:margin-left="0cm" style:writing-mode="lr-tb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normal" style:text-underline-style="none" style:text-underline-color="font-color" style:font-weight-asian="normal" style:font-weight-complex="normal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text-underline-style="solid" style:text-underline-width="auto" style:text-underline-color="font-color" style:font-weight-asian="bold" style:font-weight-complex="bold"/>
    </style:style>
    <style:style style:name="T6" style:family="text">
      <style:text-properties style:font-name="Liberation Sans" fo:font-size="10pt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text-underline-style="none" style:text-underline-color="font-color" style:font-weight-asian="normal" style:font-weight-complex="normal"/>
    </style:style>
    <style:style style:name="T7" style:family="text">
      <style:text-properties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 style:text-underline-style="none" style:text-underline-color="font-color"/>
    </style:style>
    <style:style style:name="T10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1" style:family="text">
      <style:text-properties fo:font-weight="normal" style:font-weight-asian="normal" style:font-weight-complex="norm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 table:number-columns-spanned="3" table:number-rows-spanned="1">
            <text:p>TERCERA FORMA NORMAL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 table:number-columns-spanned="4" table:number-rows-spanned="1">
            <text:p>PERSONA (<text:span text:style-name="T1">CI</text:span>, Nombre, Apellido, FechNac,Contacto)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SOCIO (<text:span text:style-name="T1">CI</text:span><text:span text:style-name="T2">,HorTrab</text:span><text:span text:style-name="T3">)</text:span>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ADMINISTRADOR (<text:span text:style-name="T1">CI</text:span><text:span text:style-name="T2">)</text:span>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USUARIO (<text:span text:style-name="T1">CI</text:span>, Contacto)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 table:number-columns-spanned="4" table:number-rows-spanned="1">
            <text:p>PAGO (<text:span text:style-name="T1">IDPago</text:span>,<text:span text:style-name="T1">Comprobante</text:span> ,Monto, TipoPago, FechaPago,PagoComp)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<text:span text:style-name="T4">VIVIENDA (</text:span><text:span text:style-name="T5">NumPuert</text:span><text:span text:style-name="T6">, Bloque)</text:span>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 table:number-columns-spanned="4" table:number-rows-spanned="1">
            <text:p><text:span text:style-name="T4">ASIGNA (</text:span><text:span text:style-name="T5">CI_Socio</text:span><text:span text:style-name="T6">, </text:span><text:span text:style-name="T5">CI_Admin</text:span><text:span text:style-name="T6">, </text:span><text:span text:style-name="T5">NumPuert</text:span><text:span text:style-name="T6">, Fecha)</text:span>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ADMINISTRA (<text:span text:style-name="T1">CI_Admin</text:span>, <text:span text:style-name="T1">NumPuert</text:span>)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MENSUALIDAD (<text:span text:style-name="T1">IDPago</text:span>, <text:span text:style-name="T1">Ci_Socio</text:span><text:span text:style-name="T7">, </text:span><text:span text:style-name="T8">Comprobante</text:span>)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SEÑA (<text:span text:style-name="T1">IDPago</text:span>, <text:span text:style-name="T1">CI_Usuario</text:span><text:span text:style-name="T9">, </text:span><text:span text:style-name="T10">Comprobante</text:span>)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OBRA(<text:span text:style-name="T10">ID_Obr</text:span><text:span text:style-name="T11">, TipoObr, Estado, FechaInicio, FechaFin)</text:span></text:p>
          </table:table-cell>
          <table:covered-table-cell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6T09:03:05.932000000</meta:creation-date>
    <dc:date>2025-07-29T21:39:37.067000000</dc:date>
    <meta:editing-duration>PT2H9M31S</meta:editing-duration>
    <meta:editing-cycles>4</meta:editing-cycles>
    <meta:generator>Open_Xlsx_PLUS/7.4.0.3$Windows_X86_64 LibreOffice_project/</meta:generator>
    <meta:document-statistic meta:table-count="1" meta:cell-count="12" meta:object-count="0"/>
  </office:meta>
</office:document-meta>
</file>